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oapConsumerMarshaler.setUseJbiWrapper( boolean useJbi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Marshaler.sendAccepted( MessageExchange exchange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Marshaler.sendError( MessageExchange exchange , Exception error ,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ttpSoapConsumerMarshaler.setPolicies( Policy [ ] polic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Marshaler.ge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Marshaler.sendFault( MessageExchange exchange , Fault fault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tpSoapConsumerMarshaler.sendOut( MessageExchange exchange , NormalizedMessage outMsg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SoapConsumerMarshaler.setBinding( Binding &lt; ? &gt;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Marshaler.createExchange( HttpServletRequest request , Component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ttpSoapConsumerMarshaler.isUseJbi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Marshaler.getPoli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Marshaler.getChain( Phase pha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